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3.57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10.71mm"/>
    </style:style>
    <style:style style:name="co4" style:family="table-column">
      <style:table-column-properties fo:break-before="auto" style:column-width="19.42mm"/>
    </style:style>
    <style:style style:name="co5" style:family="table-column">
      <style:table-column-properties fo:break-before="auto" style:column-width="17.52mm"/>
    </style:style>
    <style:style style:name="co6" style:family="table-column">
      <style:table-column-properties fo:break-before="auto" style:column-width="15.59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SortTime" table:style-name="ta1">
        <table:shapes>
          <draw:frame draw:z-index="0" draw:style-name="gr1" draw:text-style-name="P1" svg:width="159.99mm" svg:height="89.99mm" svg:x="202.94mm" svg:y="1mm">
            <draw:object draw:notify-on-update-of-ranges="bSortTime.A1:bSortTime.A1 bSortTime.B1:bSortTime.L1 bSortTime.A2:bSortTime.A2 bSortTime.B2:bSortTime.L2 bSortTime.A3:bSortTime.A3 bSortTime.B3:bSortTime.L3 bSortTime.A4:bSortTime.A4 bSortTime.B4:bSortTime.L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Datasize(N)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</table:table-row>
        <table:table-row table:style-name="ro1">
          <table:table-cell office:value-type="string" calcext:value-type="string">
            <text:p>Randomly-Ordered Data Tim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468647" calcext:value-type="float">
            <text:p>0.0468647</text:p>
          </table:table-cell>
          <table:table-cell office:value-type="float" office:value="0.218725" calcext:value-type="float">
            <text:p>0.218725</text:p>
          </table:table-cell>
          <table:table-cell office:value-type="float" office:value="0.874799" calcext:value-type="float">
            <text:p>0.874799</text:p>
          </table:table-cell>
          <table:table-cell office:value-type="float" office:value="5.93422" calcext:value-type="float">
            <text:p>5.93422</text:p>
          </table:table-cell>
          <table:table-cell office:value-type="float" office:value="23.9632" calcext:value-type="float">
            <text:p>23.9632</text:p>
          </table:table-cell>
          <table:table-cell office:value-type="float" office:value="96.8054" calcext:value-type="float">
            <text:p>96.8054</text:p>
          </table:table-cell>
        </table:table-row>
        <table:table-row table:style-name="ro1">
          <table:table-cell office:value-type="string" calcext:value-type="string">
            <text:p>Increasing-Ordered Data Tim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312428" calcext:value-type="float">
            <text:p>0.0312428</text:p>
          </table:table-cell>
          <table:table-cell office:value-type="float" office:value="0.0937285" calcext:value-type="float">
            <text:p>0.0937285</text:p>
          </table:table-cell>
          <table:table-cell office:value-type="float" office:value="0.390532" calcext:value-type="float">
            <text:p>0.390532</text:p>
          </table:table-cell>
          <table:table-cell office:value-type="float" office:value="2.40569" calcext:value-type="float">
            <text:p>2.40569</text:p>
          </table:table-cell>
          <table:table-cell office:value-type="float" office:value="9.62274" calcext:value-type="float">
            <text:p>9.62274</text:p>
          </table:table-cell>
          <table:table-cell office:value-type="float" office:value="38.5378" calcext:value-type="float">
            <text:p>38.5378</text:p>
          </table:table-cell>
        </table:table-row>
        <table:table-row table:style-name="ro1">
          <table:table-cell office:value-type="string" calcext:value-type="string">
            <text:p>Decreasing-Ordered Data Tim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56436" calcext:value-type="float">
            <text:p>0.0156436</text:p>
          </table:table-cell>
          <table:table-cell office:value-type="float" office:value="0.0468628" calcext:value-type="float">
            <text:p>0.0468628</text:p>
          </table:table-cell>
          <table:table-cell office:value-type="float" office:value="0.171807" calcext:value-type="float">
            <text:p>0.171807</text:p>
          </table:table-cell>
          <table:table-cell office:value-type="float" office:value="0.687338" calcext:value-type="float">
            <text:p>0.687338</text:p>
          </table:table-cell>
          <table:table-cell office:value-type="float" office:value="4.21776" calcext:value-type="float">
            <text:p>4.21776</text:p>
          </table:table-cell>
          <table:table-cell office:value-type="float" office:value="16.8711" calcext:value-type="float">
            <text:p>16.8711</text:p>
          </table:table-cell>
          <table:table-cell office:value-type="float" office:value="67.531" calcext:value-type="float">
            <text:p>67.5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08T10:49:59.971000000</dc:date>
    <meta:editing-duration>PT1M22S</meta:editing-duration>
    <meta:editing-cycles>1</meta:editing-cycles>
    <meta:document-statistic meta:table-count="1" meta:cell-count="48" meta:object-count="1"/>
    <meta:generator>LibreOffice/6.1.4.2$Windows_X86_64 LibreOffice_project/9d0f32d1f0b509096fd65e0d4bec26ddd1938fd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9.92cm" svg:y="3.703cm" style:legend-expansion="high" chart:style-name="ch2"/>
        <chart:plot-area chart:style-name="ch3" table:cell-range-address="bSortTime.A1:bSortTime.L4" chart:data-source-has-labels="both" svg:x="0.32cm" svg:y="0.18cm" svg:width="9.28cm" svg:height="8.64cm">
          <chartooo:coordinate-region svg:x="0.941cm" svg:y="0.18cm" svg:width="8.333cm" svg:height="7.125cm"/>
          <chart:axis chart:dimension="x" chart:name="primary-x" chart:style-name="ch4" chartooo:axis-type="auto">
            <chartooo:date-scale/>
            <chart:categories table:cell-range-address="bSortTime.B1:bSortTime.L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bSortTime.B2:bSortTime.L2" chart:label-cell-address="bSortTime.A2:bSortTime.A2" chart:class="chart:line">
            <chart:data-point chart:repeated="11"/>
          </chart:series>
          <chart:series chart:style-name="ch7" chart:values-cell-range-address="bSortTime.B3:bSortTime.L3" chart:label-cell-address="bSortTime.A3:bSortTime.A3" chart:class="chart:line">
            <chart:data-point chart:repeated="11"/>
          </chart:series>
          <chart:series chart:style-name="ch8" chart:values-cell-range-address="bSortTime.B4:bSortTime.L4" chart:label-cell-address="bSortTime.A4:bSortTime.A4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bSortTime.B1:bSortTime.L1</svg:desc>
                </draw:g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  <table:table-cell office:value-type="float" office:value="50000">
                <text:p>50000</text:p>
              </table:table-cell>
              <table:table-cell office:value-type="float" office:value="100000">
                <text:p>100000</text:p>
              </table:table-cell>
              <table:table-cell office:value-type="float" office:value="200000">
                <text:p>200000</text:p>
              </table:table-cell>
            </table:table-row>
          </table:table-header-rows>
          <table:table-rows>
            <table:table-row>
              <table:table-cell office:value-type="string">
                <text:p>Randomly-Ordered Data Time</text:p>
                <draw:g>
                  <svg:desc>bSortTime.A2:bSortTime.A2</svg:desc>
                </draw:g>
              </table:table-cell>
              <table:table-cell office:value-type="float" office:value="0">
                <text:p>0</text:p>
                <draw:g>
                  <svg:desc>bSortTime.B2:bSortTime.L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68647">
                <text:p>0.0468647</text:p>
              </table:table-cell>
              <table:table-cell office:value-type="float" office:value="0.218725">
                <text:p>0.218725</text:p>
              </table:table-cell>
              <table:table-cell office:value-type="float" office:value="0.874799">
                <text:p>0.874799</text:p>
              </table:table-cell>
              <table:table-cell office:value-type="float" office:value="5.93422">
                <text:p>5.93422</text:p>
              </table:table-cell>
              <table:table-cell office:value-type="float" office:value="23.9632">
                <text:p>23.9632</text:p>
              </table:table-cell>
              <table:table-cell office:value-type="float" office:value="96.8054">
                <text:p>96.8054</text:p>
              </table:table-cell>
            </table:table-row>
            <table:table-row>
              <table:table-cell office:value-type="string">
                <text:p>Increasing-Ordered Data Time</text:p>
                <draw:g>
                  <svg:desc>bSortTime.A3:bSortTime.A3</svg:desc>
                </draw:g>
              </table:table-cell>
              <table:table-cell office:value-type="float" office:value="0">
                <text:p>0</text:p>
                <draw:g>
                  <svg:desc>bSortTime.B3:bSortTime.L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12428">
                <text:p>0.0312428</text:p>
              </table:table-cell>
              <table:table-cell office:value-type="float" office:value="0.0937285">
                <text:p>0.0937285</text:p>
              </table:table-cell>
              <table:table-cell office:value-type="float" office:value="0.390532">
                <text:p>0.390532</text:p>
              </table:table-cell>
              <table:table-cell office:value-type="float" office:value="2.40569">
                <text:p>2.40569</text:p>
              </table:table-cell>
              <table:table-cell office:value-type="float" office:value="9.62274">
                <text:p>9.62274</text:p>
              </table:table-cell>
              <table:table-cell office:value-type="float" office:value="38.5378">
                <text:p>38.5378</text:p>
              </table:table-cell>
            </table:table-row>
            <table:table-row>
              <table:table-cell office:value-type="string">
                <text:p>Decreasing-Ordered Data Time</text:p>
                <draw:g>
                  <svg:desc>bSortTime.A4:bSortTime.A4</svg:desc>
                </draw:g>
              </table:table-cell>
              <table:table-cell office:value-type="float" office:value="0">
                <text:p>0</text:p>
                <draw:g>
                  <svg:desc>bSortTime.B4:bSortTime.L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56436">
                <text:p>0.0156436</text:p>
              </table:table-cell>
              <table:table-cell office:value-type="float" office:value="0.0468628">
                <text:p>0.0468628</text:p>
              </table:table-cell>
              <table:table-cell office:value-type="float" office:value="0.171807">
                <text:p>0.171807</text:p>
              </table:table-cell>
              <table:table-cell office:value-type="float" office:value="0.687338">
                <text:p>0.687338</text:p>
              </table:table-cell>
              <table:table-cell office:value-type="float" office:value="4.21776">
                <text:p>4.21776</text:p>
              </table:table-cell>
              <table:table-cell office:value-type="float" office:value="16.8711">
                <text:p>16.8711</text:p>
              </table:table-cell>
              <table:table-cell office:value-type="float" office:value="67.531">
                <text:p>67.5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Windows_X86_64 LibreOffice_project/9d0f32d1f0b509096fd65e0d4bec26ddd1938fd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